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xn1</text:p>
          </table:table-cell>
          <table:table-cell office:value-type="string" calcext:value-type="string">
            <text:p>xn2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Справа от 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Слева от 0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По середине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Случайны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 style:data-style-name="N2" text:time-value="18:49:28.0479911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1T15:41:27.247996821</meta:creation-date>
    <dc:date>2020-09-25T18:51:56.476296175</dc:date>
    <meta:editing-duration>PT3H17M3S</meta:editing-duration>
    <meta:editing-cycles>8</meta:editing-cycles>
    <meta:generator>LibreOffice/6.4.5.2$Linux_X86_64 LibreOffice_project/40$Build-2</meta:generator>
    <meta:document-statistic meta:table-count="1" meta:cell-count="30" meta:object-count="0"/>
  </office:meta>
</office:document-meta>
</file>